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braz</text:p>
          </table:table-cell>
          <table:table-cell table:style-name="Default" office:value-type="string" calcext:value-type="string">
            <text:p>oryginalna</text:p>
          </table:table-cell>
          <table:table-cell table:style-name="Default" office:value-type="string" calcext:value-type="string">
            <text:p>zmodyfikowana</text:p>
          </table:table-cell>
          <table:table-cell office:value-type="string" calcext:value-type="string">
            <text:p>bajty</text:p>
          </table:table-cell>
          <table:table-cell table:style-name="Default"/>
        </table:table-row>
        <table:table-row table:style-name="ro1">
          <table:table-cell office:value-type="string" calcext:value-type="string">
            <text:p>jezioro.ppm</text:p>
          </table:table-cell>
          <table:table-cell office:value-type="float" office:value="31632" calcext:value-type="float">
            <text:p>31632</text:p>
          </table:table-cell>
          <table:table-cell table:style-name="ce1" office:value-type="float" office:value="32081" calcext:value-type="float">
            <text:p>32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rnia.ppm</text:p>
          </table:table-cell>
          <table:table-cell table:style-name="ce4" office:value-type="float" office:value="265059" calcext:value-type="float">
            <text:p>265059</text:p>
          </table:table-cell>
          <table:table-cell office:value-type="float" office:value="264984" calcext:value-type="float">
            <text:p>264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.ppm</text:p>
          </table:table-cell>
          <table:table-cell table:style-name="ce4" office:value-type="float" office:value="593661" calcext:value-type="float">
            <text:p>593661</text:p>
          </table:table-cell>
          <table:table-cell office:value-type="float" office:value="587352" calcext:value-type="float">
            <text:p>587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life.ppm</text:p>
          </table:table-cell>
          <table:table-cell office:value-type="float" office:value="272805" calcext:value-type="float">
            <text:p>272805</text:p>
          </table:table-cell>
          <table:table-cell table:style-name="ce1" office:value-type="float" office:value="278919" calcext:value-type="float">
            <text:p>278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od.ppm</text:p>
          </table:table-cell>
          <table:table-cell office:value-type="float" office:value="299414" calcext:value-type="float">
            <text:p>299414</text:p>
          </table:table-cell>
          <table:table-cell table:style-name="ce4" office:value-type="float" office:value="301677" calcext:value-type="float">
            <text:p>30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a.ppm</text:p>
          </table:table-cell>
          <table:table-cell office:value-type="float" office:value="77795" calcext:value-type="float">
            <text:p>77795</text:p>
          </table:table-cell>
          <table:table-cell table:style-name="ce4" office:value-type="float" office:value="78746" calcext:value-type="float">
            <text:p>78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.ppm</text:p>
          </table:table-cell>
          <table:table-cell table:style-name="ce5" office:value-type="float" office:value="193373" calcext:value-type="float">
            <text:p>193373</text:p>
          </table:table-cell>
          <table:table-cell table:style-name="ce9" office:value-type="float" office:value="198307" calcext:value-type="float">
            <text:p>198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wan.ppm</text:p>
          </table:table-cell>
          <table:table-cell table:style-name="ce5" office:value-type="float" office:value="357944" calcext:value-type="float">
            <text:p>357944</text:p>
          </table:table-cell>
          <table:table-cell table:style-name="ce4" office:value-type="float" office:value="362909" calcext:value-type="float">
            <text:p>362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grys.ppm</text:p>
          </table:table-cell>
          <table:table-cell table:style-name="ce4" office:value-type="float" office:value="375716" calcext:value-type="float">
            <text:p>375716</text:p>
          </table:table-cell>
          <table:table-cell office:value-type="float" office:value="373602" calcext:value-type="float">
            <text:p>373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.ppm</text:p>
          </table:table-cell>
          <table:table-cell table:style-name="ce4" office:value-type="float" office:value="2381601" calcext:value-type="float">
            <text:p>2381601</text:p>
          </table:table-cell>
          <table:table-cell office:value-type="float" office:value="2363245" calcext:value-type="float">
            <text:p>23632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.00.0000</text:date>, <text:time style:data-style-name="N2" text:time-value="13:15:58.8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09:26:05.465000000</meta:creation-date>
    <meta:generator>LibreOffice/6.3.4.2$Windows_X86_64 LibreOffice_project/60da17e045e08f1793c57c00ba83cdfce946d0aa</meta:generator>
    <dc:date>2020-01-14T13:24:26.718000000</dc:date>
    <meta:editing-duration>PT42M49S</meta:editing-duration>
    <meta:editing-cycles>7</meta:editing-cycles>
    <meta:document-statistic meta:table-count="1" meta:cell-count="34" meta:object-count="0"/>
  </office:meta>
</office:document-meta>
</file>